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9000000198A1C7056E54D7549.png" manifest:media-type="image/png"/>
  <manifest:file-entry manifest:full-path="Pictures/100001A000000295000002950335F7980B79E2A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8cm" fo:min-width="17.535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4cm" fo:min-width="0.516cm"/>
      <style:paragraph-properties style:writing-mode="lr-tb"/>
    </style:style>
    <style:style style:name="gr4" style:family="graphic" style:parent-style-name="standard">
      <style:graphic-properties draw:stroke="none" draw:fill="none" fo:min-height="2.135cm"/>
      <style:paragraph-properties style:writing-mode="lr-tb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4cm" fo:min-width="1.152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2.353cm"/>
      <style:paragraph-properties style:writing-mode="lr-tb"/>
    </style:style>
    <style:style style:name="gr8" style:family="graphic" style:parent-style-name="standard">
      <style:graphic-properties draw:stroke="none" draw:fill="none" fo:min-height="4.26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97cm" fo:min-width="0.216cm" fo:wrap-option="no-wrap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2.353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color="#ffffff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4cm" svg:height="2.667cm" svg:x="1.381cm" svg:y="14.843cm">
          <text:p text:style-name="P1"><text:span text:style-name="T1">Trunk (branche </text:span><text:span text:style-name="T1">vie longue)</text:span></text:p>
          <text:p text:style-name="P1"><text:span text:style-name="T1">avec feature </text:span><text:span text:style-name="T1">flags</text:span></text:p>
          <draw:enhanced-geometry svg:viewBox="0 0 21600 21600" draw:text-areas="0 0 21600 21600" draw:type="pentagon-right" draw:modifiers="16503.90906570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polyline draw:style-name="gr2" draw:text-style-name="P2" draw:layer="layout" svg:width="4.306cm" svg:height="4.061cm" draw:transform="rotate (1.15261543801706) translate (8.87899999999998cm 14.716cm)" svg:viewBox="0 0 4307 4062" draw:points="0,0 2502,0 4307,4062">
          <text:p/>
        </draw:polyline>
        <draw:custom-shape draw:style-name="gr3" draw:text-style-name="P3" draw:layer="layout" svg:width="2.032cm" svg:height="1.778cm" svg:x="2.905cm" svg:y="13.192cm">
          <text:p text:style-name="P3">1.0.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6.53cm" svg:height="2.385cm" svg:x="11.742cm" svg:y="8.648cm">
          <draw:text-box>
            <text:p>branche <text:line-break/>de hotfix (vie courte)</text:p>
          </draw:text-box>
        </draw:frame>
        <draw:custom-shape draw:style-name="gr3" draw:text-style-name="P3" draw:layer="layout" svg:width="2.032cm" svg:height="1.778cm" svg:x="5.191cm" svg:y="13.192cm">
          <text:p text:style-name="P3">1.0.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032cm" svg:height="1.778cm" svg:x="7.731cm" svg:y="13.065cm">
          <text:p text:style-name="P3">1.0.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5" draw:layer="layout" svg:x1="12.176cm" svg:y1="12.43cm" svg:x2="11.287cm" svg:y2="14.843cm">
          <text:p/>
        </draw:line>
        <draw:custom-shape draw:style-name="gr6" draw:text-style-name="P3" draw:layer="layout" svg:width="3.302cm" svg:height="1.778cm" svg:x="11.922cm" svg:y="10.525cm">
          <text:p text:style-name="P3">1.0.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7" draw:layer="layout" svg:width="7.546cm" svg:height="2.603cm" svg:x="11.869cm" svg:y="12.684cm">
          <draw:text-box>
            <text:p text:style-name="P6"><text:span text:style-name="T2">Fix sur trunk puis cherry-pick des commits hotfix uniquement</text:span></text:p>
          </draw:text-box>
        </draw:frame>
        <draw:polyline draw:style-name="gr2" draw:text-style-name="P2" draw:layer="layout" svg:width="1.817cm" svg:height="1.93cm" draw:transform="rotate (-1.10706234454) translate (4.12405080645218cm 16.6462881249727cm)" svg:viewBox="0 0 1818 1931" draw:points="0,1931 1420,1931 1818,1136 966,0 1079,57">
          <text:p/>
        </draw:polyline>
        <draw:polyline draw:style-name="gr2" draw:text-style-name="P2" draw:layer="layout" svg:width="2.066cm" svg:height="2.665cm" draw:transform="skewX (0.357443430808439) rotate (-0.904953217159061) translate (5.9094897806945cm 16.6462173003312cm)" svg:viewBox="0 0 2067 2666" draw:points="0,2666 1615,2666 2067,1569 1098,0 1228,78">
          <text:p/>
        </draw:polyline>
        <draw:polyline draw:style-name="gr2" draw:text-style-name="P2" draw:layer="layout" svg:width="2.333cm" svg:height="3.096cm" draw:transform="skewX (0.562345084992573) rotate (-0.770388331830297) translate (9.25462683753229cm 16.6469326500085cm)" svg:viewBox="0 0 2334 3097" draw:points="0,3096 1823,3097 2334,1822 1239,0 1385,91">
          <text:p/>
        </draw:polyline>
        <draw:polyline draw:style-name="gr2" draw:text-style-name="P2" draw:layer="layout" svg:width="1.817cm" svg:height="1.93cm" draw:transform="rotate (-1.10706234454) translate (10.9250508064522cm 16.6462881249727cm)" svg:viewBox="0 0 1818 1931" draw:points="0,1931 1420,1931 1818,1136 966,0 1079,57">
          <text:p/>
        </draw:polyline>
        <draw:frame draw:style-name="gr8" draw:text-style-name="P4" draw:layer="layout" svg:width="12.499cm" svg:height="4.517cm" svg:x="3.233cm" svg:y="19.034cm">
          <draw:text-box>
            <text:p>Nombreuses branches topic (vie courte) avec Merge/Pull Requests et revue de code</text:p>
          </draw:text-box>
        </draw:frame>
        <draw:custom-shape draw:style-name="gr9" draw:text-style-name="P5" draw:layer="layout" svg:width="1.016cm" svg:height="0.635cm" svg:x="6.842cm" svg:y="17.5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5543.36283185841 45305.66037735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5" draw:layer="layout" svg:width="1.016cm" svg:height="0.635cm" svg:x="11.541cm" svg:y="17.63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10492.0353982301 28222.641509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5" draw:layer="layout" svg:width="1.016cm" svg:height="0.635cm" svg:x="1.508cm" svg:y="18.018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8226.5486725664 24520.75471698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4" draw:layer="layout" svg:width="5.006cm" svg:height="2.385cm" svg:x="1.328cm" svg:y="11.668cm">
          <draw:text-box>
            <text:p><text:span text:style-name="T2">Tags classiques appliqués sur trunk</text:span></text:p>
          </draw:text-box>
        </draw:frame>
        <draw:frame draw:style-name="gr10" draw:text-style-name="P5" draw:layer="layout" svg:width="1.964cm" svg:height="1.964cm" svg:x="7.291cm" svg:y="11.482cm">
          <draw:image xlink:href="Pictures/100001A000000295000002950335F7980B79E2A2.svg" xlink:type="simple" xlink:show="embed" xlink:actuate="onLoad" loext:mime-type="image/svg+xml">
            <text:p/>
          </draw:image>
          <draw:image xlink:href="Pictures/1000020100000019000000198A1C7056E54D7549.png" xlink:type="simple" xlink:show="embed" xlink:actuate="onLoad" loext:mime-type="image/png"/>
        </draw:frame>
        <draw:frame draw:style-name="gr11" draw:text-style-name="P4" draw:layer="layout" svg:width="5.26cm" svg:height="2.603cm" svg:x="6.027cm" svg:y="9.001cm">
          <draw:text-box>
            <text:p><text:span text:style-name="T2">Problème urgent en PROD (en V 1.0.1) ! Il faut un Hotfix !</text:span></text:p>
          </draw:text-box>
        </draw:frame>
        <draw:frame draw:style-name="gr4" draw:text-style-name="P4" draw:layer="layout" svg:width="5.006cm" svg:height="2.385cm" svg:x="15.552cm" svg:y="10.525cm">
          <draw:text-box>
            <text:p><text:span text:style-name="T2">Tags de hotfi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21:50:55.386257205</meta:creation-date>
    <dc:date>2021-10-20T17:58:52.233268457</dc:date>
    <meta:editing-duration>PT28M49S</meta:editing-duration>
    <meta:editing-cycles>6</meta:editing-cycles>
    <meta:generator>LibreOffice/6.4.7.2$Linux_X86_64 LibreOffice_project/40$Build-2</meta:generator>
    <meta:document-statistic meta:object-count="21"/>
  </office:meta>
</office:document-meta>
</file>